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dcterms:identifier">
            <text:p>dcterms:identifier</text:p>
          </table:table-cell>
          <table:table-cell table:style-name="pd1" office:value-type="string" office:string-value="aorum:gildingTechnique">
            <text:p>aorum:gildingTechnique</text:p>
          </table:table-cell>
          <table:table-cell table:style-name="pd1" office:value-type="string" office:string-value="aorum:gildingGenericTerm">
            <text:p>aorum:gildingGenericTerm</text:p>
          </table:table-cell>
          <table:table-cell table:style-name="pd1" office:value-type="string" office:string-value="aorum:gildingSpecificTerm">
            <text:p>aorum:gildingSpecificTerm</text:p>
          </table:table-cell>
          <table:table-cell table:style-name="pd1" office:value-type="string" office:string-value="dcterms:spatial">
            <text:p>dcterms:spatial</text:p>
          </table:table-cell>
          <table:table-cell table:style-name="pd1" office:value-type="string" office:string-value="aorum:harmonise">
            <text:p>aorum:harmonise</text:p>
          </table:table-cell>
          <table:table-cell table:style-name="pd1" office:value-type="string" office:string-value="aorum:incertitude">
            <text:p>aorum:incertitude</text:p>
          </table:table-cell>
          <table:table-cell table:style-name="pd1" office:value-type="string" office:string-value="aorum:spatialharmonise">
            <text:p>aorum:spatialharmonise</text:p>
          </table:table-cell>
          <table:table-cell table:style-name="pd1" office:value-type="string" office:string-value="aorum:spatialincertitude">
            <text:p>aorum:spatialincertitude</text:p>
          </table:table-cell>
        </table:table-row>
        <table:table-row>
          <table:table-cell office:value-type="string" office:string-value="SEm1516AAlBud01">
            <text:p>SEm1516AAlBud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6JvCLou01">
            <text:p>PBa1516JvCLou01</text:p>
          </table:table-cell>
          <table:table-cell office:value-type="string" office:string-value="">
            <text:p/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SBNG01">
            <text:p>SEm1500MSBNG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MSBNG02">
            <text:p>SEm1505MSB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1">
            <text:p>Ang1528HolJLou01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2">
            <text:p>Ang1528HolJLou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2">
            <text:p>Ang1528HolJLou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2">
            <text:p>Ang1528HolJLou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1BosPra">
            <text:p>PBa1501BosPra</text:p>
          </table:table-cell>
          <table:table-cell office:value-type="string" office:string-value="Mixtion">
            <text:p>Mixtion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0AnoNG01">
            <text:p>SEm1530Ano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6QMetNG01">
            <text:p>PBa1506QMetNG01</text:p>
          </table:table-cell>
          <table:table-cell office:value-type="string" office:string-value="Mixtion">
            <text:p>Mixtion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6QMetNG01">
            <text:p>PBa1506QMetNG01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6QMetNG01">
            <text:p>PBa1506QMetNG01</text:p>
          </table:table-cell>
          <table:table-cell office:value-type="string" office:string-value="Mixtion">
            <text:p>Mixtion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NG01">
            <text:p>PBa1510QMet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NG02">
            <text:p>PBa1510QMet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GDNG01">
            <text:p>PBa1515GDNG0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GDNG02">
            <text:p>PBa1515GDNG02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HWertNG01">
            <text:p>SEm1525HWert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33HHJNG">
            <text:p>Ang1533HHJNG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33HHJNG">
            <text:p>Ang1533HHJNG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33HHJNG">
            <text:p>Ang1533HHJNG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4HBGNG01">
            <text:p>SEm1514HBGNG01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MNG">
            <text:p>PBa1520JMNG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MNG">
            <text:p>PBa1520JMNG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BellNG">
            <text:p>PBa1520JBellNG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MFPNG">
            <text:p>PBa1550MFPNG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1">
            <text:p>Ita1501AmB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1">
            <text:p>Ita1501AmB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1">
            <text:p>Ita1501AmB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 ; Coquille (?)">
            <text:p>Mixtion (?) ;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 ; Coquille (?)">
            <text:p>Mixtion (?) ;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SBottNG">
            <text:p>Ita1500SBottNG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SBottNG">
            <text:p>Ita1500SBottNG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2">
            <text:p>Ita1500Bott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2">
            <text:p>Ita1500Bott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2">
            <text:p>Ita1500Bott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1">
            <text:p>Ita1500AMaNG01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2">
            <text:p>Ita1500AMa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2">
            <text:p>Ita1500AMa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3">
            <text:p>Ita1500AMaNG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3">
            <text:p>Ita1500AMaNG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LCoetcollNG">
            <text:p>Ita1502LCoetcollNG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LCoetcollNG">
            <text:p>Ita1502LCoetcollNG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VFoNG">
            <text:p>Ita1500VFoNG</text:p>
          </table:table-cell>
          <table:table-cell office:value-type="string" office:string-value="Pastiglia">
            <text:p>Pastiglia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astiglia">
            <text:p>Pastiglia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VFoNG">
            <text:p>Ita1500VFoNG</text:p>
          </table:table-cell>
          <table:table-cell office:value-type="string" office:string-value="Pastiglia">
            <text:p>Pastiglia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astiglia">
            <text:p>Pastiglia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1">
            <text:p>Ita1500NPiNG01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1">
            <text:p>Ita1500NPiNG01</text:p>
          </table:table-cell>
          <table:table-cell office:value-type="string" office:string-value="Coquille">
            <text:p>Coquille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1">
            <text:p>Ita1500NPiNG01</text:p>
          </table:table-cell>
          <table:table-cell office:value-type="string" office:string-value="Coquille">
            <text:p>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2">
            <text:p>Ita1500NPiNG02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2">
            <text:p>Ita1500NPiNG02</text:p>
          </table:table-cell>
          <table:table-cell office:value-type="string" office:string-value="Coquille">
            <text:p>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2">
            <text:p>Ita1500NPiNG02</text:p>
          </table:table-cell>
          <table:table-cell office:value-type="string" office:string-value="Coquille">
            <text:p>Coquille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FuNG">
            <text:p>Ita1510BFuNG</text:p>
          </table:table-cell>
          <table:table-cell office:value-type="string" office:string-value="Mixtion ; Coquille">
            <text:p>Mixtion ; 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FuNG">
            <text:p>Ita1510BFuNG</text:p>
          </table:table-cell>
          <table:table-cell office:value-type="string" office:string-value="Mixtion ; Coquille">
            <text:p>Mixtion ; 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FuNG">
            <text:p>Ita1510BFuNG</text:p>
          </table:table-cell>
          <table:table-cell office:value-type="string" office:string-value="Bol">
            <text:p>Bol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noNordNG01">
            <text:p>Ita1515AnoNord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noNordNG01">
            <text:p>Ita1515AnoNord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GFerrNG01">
            <text:p>Ita1540GFerr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4FFloKSMKA">
            <text:p>PBa1554FFloKSMK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JCVLou">
            <text:p>PBa1525JCVLou</text:p>
          </table:table-cell>
          <table:table-cell office:value-type="string" office:string-value="Feuille">
            <text:p>Fe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BvOBoij">
            <text:p>PBa1525BvOBoij</text:p>
          </table:table-cell>
          <table:table-cell office:value-type="string" office:string-value="Coquille (?)">
            <text:p>Coquille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BvOBoij">
            <text:p>PBa1525BvOBoij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BvOCPAS">
            <text:p>PBa1520BvOCPAS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1MSMiNYHD">
            <text:p>PBa1521MSMiNYHD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7JGoMuAPi">
            <text:p>PBa1527JGoMuAPi</text:p>
          </table:table-cell>
          <table:table-cell office:value-type="string" office:string-value="Mixtion ; Coquille">
            <text:p>Mixtion ; Coquille</text:p>
          </table:table-cell>
          <table:table-cell office:value-type="string" office:string-value="Or">
            <text:p>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7JGoMuAPi">
            <text:p>PBa1527JGoMuAPi</text:p>
          </table:table-cell>
          <table:table-cell office:value-type="string" office:string-value="Mixtion ; Coquille">
            <text:p>Mixtion ; Coquille</text:p>
          </table:table-cell>
          <table:table-cell office:value-type="string" office:string-value="Or">
            <text:p>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7JGoLou">
            <text:p>PBa1517JGoLou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7JGoLou">
            <text:p>PBa1517JGoLou</text:p>
          </table:table-cell>
          <table:table-cell office:value-type="string" office:string-value="Mixtion">
            <text:p>Mixtion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7JGoLou">
            <text:p>PBa1517JGoLou</text:p>
          </table:table-cell>
          <table:table-cell office:value-type="string" office:string-value="Feuille">
            <text:p>Feuille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JBeerNG01">
            <text:p>PBa1515JBeer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LMaNG02">
            <text:p>Ita1520LMaNG02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LMaNG02">
            <text:p>Ita1520LMaNG02</text:p>
          </table:table-cell>
          <table:table-cell office:value-type="string" office:string-value="Coquille">
            <text:p>Coq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LMaNG02">
            <text:p>Ita1520LMaNG02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4LMaNG03">
            <text:p>Ita1514LMaNG03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4LMaNG03">
            <text:p>Ita1514LMaNG03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MaNG04">
            <text:p>Ita1506LMaNG04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MaNG04">
            <text:p>Ita1506LMaNG04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5">
            <text:p>Ita1522LMaNG05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5">
            <text:p>Ita1522LMaNG05</text:p>
          </table:table-cell>
          <table:table-cell office:value-type="string" office:string-value="Coquille">
            <text:p>Coquille</text:p>
          </table:table-cell>
          <table:table-cell office:value-type="string" office:string-value="Décor">
            <text:p>Décor</text:p>
          </table:table-cell>
          <table:table-cell office:value-type="string" office:string-value="Sculpture">
            <text:p>Sculp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5">
            <text:p>Ita1522LMaNG05</text:p>
          </table:table-cell>
          <table:table-cell office:value-type="string" office:string-value="Coquille">
            <text:p>Coquille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PaNG01">
            <text:p>Ita1535GPaNG0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PaNG01">
            <text:p>Ita1535GPaNG01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0ASchNG01">
            <text:p>Ita1550ASchNG01</text:p>
          </table:table-cell>
          <table:table-cell office:value-type="string" office:string-value="Coquille">
            <text:p>Coquille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RaphNG01">
            <text:p>Ita1502Raph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RaphNG01">
            <text:p>Ita1502RaphNG01</text:p>
          </table:table-cell>
          <table:table-cell office:value-type="string" office:string-value="Bol (?)">
            <text:p>Bol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RaphNG01">
            <text:p>Ita1502Raph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NG03">
            <text:p>Ita1507RaphNG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NG03">
            <text:p>Ita1507RaphNG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BLoNG01">
            <text:p>Ita1512BLo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BLoNG01">
            <text:p>Ita1512BLo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BacchNG">
            <text:p>Ita1520BacchNG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BacchNG">
            <text:p>Ita1520BacchNG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MarzNG01">
            <text:p>Ita1507Marz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WoeMuAPi01">
            <text:p>SEm1520AWoeMuAPi01</text:p>
          </table:table-cell>
          <table:table-cell office:value-type="string" office:string-value="">
            <text:p/>
          </table:table-cell>
          <table:table-cell office:value-type="string" office:string-value="Fond doré">
            <text:p>Fond doré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WoeMuAPi02">
            <text:p>SEm1520AWoeMuAPi02</text:p>
          </table:table-cell>
          <table:table-cell office:value-type="string" office:string-value="">
            <text:p/>
          </table:table-cell>
          <table:table-cell office:value-type="string" office:string-value="Fond doré">
            <text:p>Fond doré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598JB1NG">
            <text:p>PBE1598JB1NG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20AnoNG">
            <text:p>PBE1620AnoNG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20AnoNG">
            <text:p>PBE1620AnoNG</text:p>
          </table:table-cell>
          <table:table-cell office:value-type="string" office:string-value="">
            <text:p/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615KroGNM01">
            <text:p>SEm1615KroGNM01</text:p>
          </table:table-cell>
          <table:table-cell office:value-type="string" office:string-value="">
            <text:p/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0BruyGNM">
            <text:p>SEm1530BruyGNM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9HBeGNM">
            <text:p>SEm1549HBeGNM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9HBeGNM">
            <text:p>SEm1549HBeGNM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9HBeGNM">
            <text:p>SEm1549HBeGNM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HPlaGNM">
            <text:p>SEm1525HPlaGNM</text:p>
          </table:table-cell>
          <table:table-cell office:value-type="string" office:string-value="">
            <text:p/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chMuAPi">
            <text:p>SEm1512MSchMuAPi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chMuAPi">
            <text:p>SEm1512MSchMuAPi</text:p>
          </table:table-cell>
          <table:table-cell office:value-type="string" office:string-value="">
            <text:p/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chMuAPi">
            <text:p>SEm1512MSchMuAPi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5BBeGNM">
            <text:p>SEm1535BBeGNM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5BBeGNM">
            <text:p>SEm1535BBeGNM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GDatLyonMBA01">
            <text:p>PBa1500GDat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MoLyonMBA">
            <text:p>Ita1500BMoLyonMBA</text:p>
          </table:table-cell>
          <table:table-cell office:value-type="string" office:string-value="Bol (?)">
            <text:p>Bol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20AnoLyonMBA01">
            <text:p>Fra1520Ano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2">
            <text:p>Fra1505MMah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2">
            <text:p>Fra1505MMah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2">
            <text:p>Fra1505MMah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4">
            <text:p>Fra1505MMahLyonMB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4">
            <text:p>Fra1505MMahLyonMB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4">
            <text:p>Fra1505MMahLyonMB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5">
            <text:p>Fra1505MMahLyonMB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5">
            <text:p>Fra1505MMahLyonMB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5">
            <text:p>Fra1505MMahLyonMB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7">
            <text:p>Fra1505MMahLyonMB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7">
            <text:p>Fra1505MMahLyonMB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7">
            <text:p>Fra1505MMahLyonMB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8">
            <text:p>Fra1505MMahLyonMB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8">
            <text:p>Fra1505MMahLyonMB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8">
            <text:p>Fra1505MMahLyonMB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7ClGLyonMBA">
            <text:p>Fra1507ClGLyonMB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7ClGLyonMBA">
            <text:p>Fra1507ClGLyonMB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2">
            <text:p>Esp1500MSCPa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2">
            <text:p>Esp1500MSCPa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23JStLyonMBA">
            <text:p>Fra1623JStLyonMBA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23JStLyonMBA">
            <text:p>Fra1623JStLyonMBA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ChMBA01">
            <text:p>SEm1500AnoChMBA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ChMBA01">
            <text:p>SEm1500AnoChMBA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ChMBA01">
            <text:p>SEm1500AnoChMBA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2">
            <text:p>Ita1500AnoCh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2">
            <text:p>Ita1500AnoCh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2">
            <text:p>Ita1500AnoCh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3">
            <text:p>Ita1500AnoCh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30MRSJChMBA01">
            <text:p>Esp1530MRSJChMBA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30MRSJChMBA02">
            <text:p>Esp1530MRSJChMBA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37AnoGui">
            <text:p>Fra1637AnoGui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JvCMuAPi">
            <text:p>PBa1515JvCMuAPi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7AnoPhiMA">
            <text:p>PBa1557AnoPhiMA</text:p>
          </table:table-cell>
          <table:table-cell office:value-type="string" office:string-value="">
            <text:p/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90FariVerCas">
            <text:p>Ita1590FariVerCas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90FariVerCas">
            <text:p>Ita1590FariVerCas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29RembMH">
            <text:p>PU1629RembMH</text:p>
          </table:table-cell>
          <table:table-cell office:value-type="string" office:string-value="Huile sur cuivre doré">
            <text:p>Huile sur cuivre doré</text:p>
          </table:table-cell>
          <table:table-cell office:value-type="string" office:string-value="Être humain">
            <text:p>Être humain</text:p>
          </table:table-cell>
          <table:table-cell office:value-type="string" office:string-value="Anatomie">
            <text:p>Anatomie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Huile sur cuivre doré">
            <text:p>Huile sur cuivre doré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6VermMET">
            <text:p>PU1656VermMET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7vMierKHM">
            <text:p>PU1657vMierKHM</text:p>
          </table:table-cell>
          <table:table-cell office:value-type="string" office:string-value="Huile sur cuivre doré">
            <text:p>Huile sur cuivre doré</text:p>
          </table:table-cell>
          <table:table-cell office:value-type="string" office:string-value="Néant">
            <text:p>Néant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Huile sur cuivre doré">
            <text:p>Huile sur cuivre doré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41SaenRijks">
            <text:p>PU1641SaenRijks</text:p>
          </table:table-cell>
          <table:table-cell office:value-type="string" office:string-value="Mixtion ; Glacis">
            <text:p>Mixtion ; Glacis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41SaenRijks">
            <text:p>PU1641SaenRijks</text:p>
          </table:table-cell>
          <table:table-cell office:value-type="string" office:string-value="Mixtion ; Glacis">
            <text:p>Mixtion ; Glacis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Glacis">
            <text:p>Glacis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RomSMSM">
            <text:p>Ita1500ARomSMSM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RomSMSM">
            <text:p>Ita1500ARomSMSM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GattiAQMNaz">
            <text:p>Ita1505SGattiAQMNaz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GattiAQMNaz">
            <text:p>Ita1505SGattiAQMNaz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GattiAQMNaz">
            <text:p>Ita1505SGattiAQMNaz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Bol ; Poinçon (?)">
            <text:p>Bol ; Poinç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Bol ; Poinçon (?)">
            <text:p>Bol ; Poinç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oinçon">
            <text:p>Poinç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8AnoRMSJeanLatran">
            <text:p>Ita1508AnoRMSJeanLatran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8AnoRMSJeanLatran">
            <text:p>Ita1508AnoRMSJeanLatran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7BecLou01">
            <text:p>Ita1537BecLou01</text:p>
          </table:table-cell>
          <table:table-cell office:value-type="string" office:string-value="Feuille (?)">
            <text:p>Fe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7BecLou02">
            <text:p>Ita1537BecLou02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vivant">
            <text:p>Être vivant</text:p>
          </table:table-cell>
          <table:table-cell office:value-type="string" office:string-value="Animal">
            <text:p>Anim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4CaroLou">
            <text:p>Ita1524Car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4CaroLou">
            <text:p>Ita1524Car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4CaroLou">
            <text:p>Ita1524Car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BZeLou01">
            <text:p>Ita1494BZeLou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BZeLou01">
            <text:p>Ita1494BZeLou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6GRoLou01">
            <text:p>Ita1536GRoLou01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PontLou">
            <text:p>Ita1517Pont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autre">
            <text:p>Attribut aut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69ACaLou">
            <text:p>Ita1569ACaLou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autre">
            <text:p>Attribut aut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AdSLou01">
            <text:p>Ita1518AdSLou01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Lou01">
            <text:p>Ita1503RaphLou01</text:p>
          </table:table-cell>
          <table:table-cell office:value-type="string" office:string-value="Coquille ; Feuille">
            <text:p>Coquille ; Feuille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Lou01">
            <text:p>Ita1503RaphLou01</text:p>
          </table:table-cell>
          <table:table-cell office:value-type="string" office:string-value="Coquille ; Feuille">
            <text:p>Coquille ; Feuille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ltLou">
            <text:p>Ita1500BoltLou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0AnoLou01">
            <text:p>Ita1580AnoLou01</text:p>
          </table:table-cell>
          <table:table-cell office:value-type="string" office:string-value="Coquille ; Feuille">
            <text:p>Coquille ; Fe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0AnoLou01">
            <text:p>Ita1580AnoLou01</text:p>
          </table:table-cell>
          <table:table-cell office:value-type="string" office:string-value="Coquille ; Feuille">
            <text:p>Coquille ; Fe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PeLou">
            <text:p>Ita1500BPeLou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Instrument">
            <text:p>Instrume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70CDoLou01">
            <text:p>Ita1670CDoLou01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53CDoLou 02">
            <text:p>Ita1653CDoLou 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PBoLou">
            <text:p>Ita1540PBoLou</text:p>
          </table:table-cell>
          <table:table-cell office:value-type="string" office:string-value="">
            <text:p/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SavLou">
            <text:p>Ita1525GSav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SavLou">
            <text:p>Ita1525GSav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8TintoLou">
            <text:p>Ita1588TintoLou</text:p>
          </table:table-cell>
          <table:table-cell office:value-type="string" office:string-value="">
            <text:p/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5VeroLou">
            <text:p>Ita1555VeroLou</text:p>
          </table:table-cell>
          <table:table-cell office:value-type="string" office:string-value="">
            <text:p/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Coquille">
            <text:p>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Lou02">
            <text:p>Ita1507RaphLou02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Lou02">
            <text:p>Ita1507RaphLou02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dOLou">
            <text:p>Ita1500MdOLou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dOLou">
            <text:p>Ita1500MdOLou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1AMaLou01">
            <text:p>Ita1481AMaLou0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6AMaLou02">
            <text:p>Ita1456AMaLou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6AMaLou02">
            <text:p>Ita1456AMaLou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ATLou01">
            <text:p>Ita1500BATLou01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ATLou01">
            <text:p>Ita1500BATLou01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ATLou01">
            <text:p>Ita1500BATLou01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odLou">
            <text:p>Ita1475SodLou</text:p>
          </table:table-cell>
          <table:table-cell office:value-type="string" office:string-value="Feuille (?)">
            <text:p>Fe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ASolLou01">
            <text:p>Ita1507ASolLou01</text:p>
          </table:table-cell>
          <table:table-cell office:value-type="string" office:string-value="">
            <text:p/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 (?)">
            <text:p>Chrysographi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9ASolLou02">
            <text:p>Ita1509ASolLou02</text:p>
          </table:table-cell>
          <table:table-cell office:value-type="string" office:string-value="Feuille">
            <text:p>Feuille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9ASolLou02">
            <text:p>Ita1509ASolLou02</text:p>
          </table:table-cell>
          <table:table-cell office:value-type="string" office:string-value="Feuille">
            <text:p>Feuille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RaphLou04">
            <text:p>Ita1516RaphLou04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RaphLou05">
            <text:p>Ita1516RaphLou05</text:p>
          </table:table-cell>
          <table:table-cell office:value-type="string" office:string-value="Mixtion">
            <text:p>Mixtion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RaphLou06">
            <text:p>Ita1501Raph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RaphLou06">
            <text:p>Ita1501Raph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Lou02">
            <text:p>Ita1515AdSLou02</text:p>
          </table:table-cell>
          <table:table-cell office:value-type="string" office:string-value="Or coquille">
            <text:p>Or 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Lou02">
            <text:p>Ita1515AdSLou02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erLou03">
            <text:p>Ita1502PerLou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erLou03">
            <text:p>Ita1502PerLou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erLou03">
            <text:p>Ita1502PerLou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oSpLou">
            <text:p>Ita1506LoSp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oSpLou">
            <text:p>Ita1506LoSp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LMaLou">
            <text:p>Ita1500LMa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LMaLou">
            <text:p>Ita1500LMa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Coquille (?) ; Feuille (?)">
            <text:p>Coquille (?) ; Fe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Coquille (?) ; Feuille (?)">
            <text:p>Coquille (?) ; Fe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">
            <text:p/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AlbLou">
            <text:p>Ita1506MAlb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AlbLou">
            <text:p>Ita1506MAlbLou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ZeLou02">
            <text:p>Ita1475BZe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ZeLou02">
            <text:p>Ita1475BZeLou02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1">
            <text:p>Ita1475AmBLou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2">
            <text:p>Ita1475AmBLou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2">
            <text:p>Ita1475AmB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2">
            <text:p>Ita1475AmBLou02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Architecture (?)">
            <text:p>Architectur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3">
            <text:p>Ita1475AmBLou03</text:p>
          </table:table-cell>
          <table:table-cell office:value-type="string" office:string-value="">
            <text:p/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3">
            <text:p>Ita1475AmBLou03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A">
            <text:p>Ita1490CBraLouA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A">
            <text:p>Ita1490CBraLouA</text:p>
          </table:table-cell>
          <table:table-cell office:value-type="string" office:string-value="Feuille">
            <text:p>Fe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A">
            <text:p>Ita1490CBraLouA</text:p>
          </table:table-cell>
          <table:table-cell office:value-type="string" office:string-value="Feuille">
            <text:p>Feuille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C">
            <text:p>Ita1490CBraLouC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C">
            <text:p>Ita1490CBraLouC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Feuille">
            <text:p>Fe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Feuille">
            <text:p>Feuille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LdCLou02">
            <text:p>Ita1494LdC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LdCLou02">
            <text:p>Ita1494LdCLou02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5">
            <text:p>Ita1500AnoLou05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5">
            <text:p>Ita1500AnoLou05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5">
            <text:p>Ita1500AnoLou05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Lou07">
            <text:p>Ita1510AnoLou07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Lou07">
            <text:p>Ita1510AnoLou07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3">
            <text:p>Ita14Q3SBottLou03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3">
            <text:p>Ita14Q3SBottLou03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FnoLiLou03">
            <text:p>Ita14Q3FnoLiLou03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FnoLiLou03">
            <text:p>Ita14Q3FnoLiLou03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D">
            <text:p>Ita14Q4NdLLouD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 (?)">
            <text:p>Nimb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E">
            <text:p>Ita14Q4NdLLouE</text:p>
          </table:table-cell>
          <table:table-cell office:value-type="string" office:string-value="Feuille (?)">
            <text:p>Feuille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A">
            <text:p>Ita14Q4NdLLouA</text:p>
          </table:table-cell>
          <table:table-cell office:value-type="string" office:string-value="Feuille (?)">
            <text:p>Feuille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A">
            <text:p>Ita14Q4NdLLouA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A">
            <text:p>Ita14Q4NdLLouA</text:p>
          </table:table-cell>
          <table:table-cell office:value-type="string" office:string-value="Feuille (?)">
            <text:p>Fe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C">
            <text:p>Ita14Q4NdLLouC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C">
            <text:p>Ita14Q4NdLLouC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 (?)">
            <text:p>Nimb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B">
            <text:p>Ita14Q4NdLLouB</text:p>
          </table:table-cell>
          <table:table-cell office:value-type="string" office:string-value="Feuille (?)">
            <text:p>Feuille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B">
            <text:p>Ita14Q4NdLLouB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 (?)">
            <text:p>Nimb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">
            <text:p/>
          </table:table-cell>
          <table:table-cell office:value-type="string" office:string-value="Tissu">
            <text:p>Tissu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NdLaLou">
            <text:p>Ita1492NdLaLou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NdLaLou">
            <text:p>Ita1492NdLaLou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Feuille">
            <text:p>Feuille</text:p>
          </table:table-cell>
          <table:table-cell office:value-type="string" office:string-value="Fond doré">
            <text:p>Fond doré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Feuille">
            <text:p>Feuille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Coquille (?) ; Mixtion (?)">
            <text:p>Coquille (?) ; 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Coquille (?) ; Mixtion (?)">
            <text:p>Coquille (?) ; 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Mixtion">
            <text:p>Mixtion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Q1SBottLou04">
            <text:p>Ita15Q1SBottLou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Q1SBottLou04">
            <text:p>Ita15Q1SBottLou04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ATLou02">
            <text:p>Ita1475BATLou0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ATLou02">
            <text:p>Ita1475BAT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ATLou02">
            <text:p>Ita1475BATLou02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6">
            <text:p>Ita14Q3PerLou06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6">
            <text:p>Ita14Q3PerLou06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7">
            <text:p>Ita14Q3PerLou07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8">
            <text:p>Ita14Q3PerLou08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GaroLou02">
            <text:p>Ita15X1Garo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GaroLou02">
            <text:p>Ita15X1GaroLou02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GaroLou02">
            <text:p>Ita15X1GaroLou02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ellLou">
            <text:p>Ita1475Sell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ellLou">
            <text:p>Ita1475SellLou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ellLou">
            <text:p>Ita1475SellLou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5">
            <text:p>Ita14Q3SBottLou05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5">
            <text:p>Ita14Q3SBottLou05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5">
            <text:p>Ita14Q3SBottLou05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LoSpLou01">
            <text:p>Ita1450LoSpLou01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LoSpLou01">
            <text:p>Ita1450LoSpLou01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7">
            <text:p>Ita1500AnoLou07</text:p>
          </table:table-cell>
          <table:table-cell office:value-type="string" office:string-value="Feuille (?)">
            <text:p>Fe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7">
            <text:p>Ita1500AnoLou07</text:p>
          </table:table-cell>
          <table:table-cell office:value-type="string" office:string-value="Feuille (?)">
            <text:p>Fe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FrLou">
            <text:p>Ita1475FFr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FrLou">
            <text:p>Ita1475FFr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2AnoLou">
            <text:p>Ita15X2Ano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LdCLou">
            <text:p>Ita1475LdC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LdCLou">
            <text:p>Ita1475LdC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FFrLou">
            <text:p>Ita1513FFr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FFrLou">
            <text:p>Ita1513FFr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LFa1513Lou">
            <text:p>ItaLFa1513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LFa1513Lou">
            <text:p>ItaLFa1513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MDALou">
            <text:p>Ita15X1MDA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MDALou">
            <text:p>Ita15X1MDA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2GMuzLou">
            <text:p>Ita15X2GMuz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PiLou">
            <text:p>Ita14Q4NPi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PCoccLou">
            <text:p>Ita1500PCocc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SignoLou">
            <text:p>Ita1493SignoLou</text:p>
          </table:table-cell>
          <table:table-cell office:value-type="string" office:string-value="">
            <text:p/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SignoLou">
            <text:p>Ita1493Signo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SignoLou">
            <text:p>Ita1493Signo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OrtLou">
            <text:p>Ita1575Ort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4GdiPaLou">
            <text:p>Ita1504GdiPa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4GdiPaLou">
            <text:p>Ita1504GdiPaLou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BFaLou">
            <text:p>Ita1518BFa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AnoLou">
            <text:p>Ita15X1Ano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AnoLou">
            <text:p>Ita15X1Ano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AnoLou">
            <text:p>Ita15X1AnoLou</text:p>
          </table:table-cell>
          <table:table-cell office:value-type="string" office:string-value="">
            <text:p/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8">
            <text:p>Ita1500AnoLou08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8">
            <text:p>Ita1500AnoLou08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1">
            <text:p>SEm1515HWertBNM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1">
            <text:p>SEm1515HWertBNM01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2">
            <text:p>SEm1515HWertBNM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2">
            <text:p>SEm1515HWertBNM02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2">
            <text:p>SEm1515HWertBNM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3">
            <text:p>SEm1515HWertBNM03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3">
            <text:p>SEm1515HWertBNM03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4">
            <text:p>SEm1515HWertBNM04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4">
            <text:p>SEm1515HWertBNM04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0GaroPamph">
            <text:p>Ita1530Garo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0GaroPamph">
            <text:p>Ita1530GaroPamph</text:p>
          </table:table-cell>
          <table:table-cell office:value-type="string" office:string-value="Coquille">
            <text:p>Coquille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GaroPamph">
            <text:p>Ita1518Garo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GaroPamph">
            <text:p>Ita1518Garo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JB1atPamph01">
            <text:p>PBE1610JB1at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JB1atPamph01">
            <text:p>PBE1610JB1at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vivant">
            <text:p>Être vivant</text:p>
          </table:table-cell>
          <table:table-cell office:value-type="string" office:string-value="Animal">
            <text:p>Animal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JB1HB1Pamph01">
            <text:p>PBE1600JB1HB1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JB1HB1Pamph01">
            <text:p>PBE1600JB1HB1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Pamph01">
            <text:p>Ita1510LMa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Pamph01">
            <text:p>Ita1510LMa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VanniPamph">
            <text:p>Ita1600Vanni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VanniPamph">
            <text:p>Ita1600Vanni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BStriGNM">
            <text:p>SEm1505BStriGNM</text:p>
          </table:table-cell>
          <table:table-cell office:value-type="string" office:string-value="Bol">
            <text:p>Bol</text:p>
          </table:table-cell>
          <table:table-cell office:value-type="string" office:string-value="Fond doré">
            <text:p>Fond doré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84LCaJGNM">
            <text:p>SEm1584LCaJGNM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8AAlGNM">
            <text:p>SEm1518AAlGNM</text:p>
          </table:table-cell>
          <table:table-cell office:value-type="string" office:string-value="Mixtion">
            <text:p>Mixtion</text:p>
          </table:table-cell>
          <table:table-cell office:value-type="string" office:string-value="Être vivant">
            <text:p>Être vivant</text:p>
          </table:table-cell>
          <table:table-cell office:value-type="string" office:string-value="Animal">
            <text:p>Animal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8AAlGNM">
            <text:p>SEm1518AAlGNM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8AAlGNM">
            <text:p>SEm1518AAlGNM</text:p>
          </table:table-cell>
          <table:table-cell office:value-type="string" office:string-value="Or-parti">
            <text:p>Or-parti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Or-parti">
            <text:p>Or-parti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1">
            <text:p>SEm1520AAlGNM01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1">
            <text:p>SEm1520AAlGNM01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1">
            <text:p>SEm1520AAlGNM01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2">
            <text:p>SEm1520AAlGNM02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2">
            <text:p>SEm1520AAlGNM02</text:p>
          </table:table-cell>
          <table:table-cell office:value-type="string" office:string-value="Mixtion">
            <text:p>Mixtion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2">
            <text:p>SEm1520AAlGNM02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3">
            <text:p>SEm1520AAlGNM03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Mixtion">
            <text:p>Mixtion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Mixtion">
            <text:p>Mixtion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Mixtion">
            <text:p>Mixtion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Or bruni sur bol rouge">
            <text:p>Or bruni sur bol rouge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Or bruni sur bol rouge">
            <text:p>Or bruni sur bol rouge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2">
            <text:p>SEm1522BBeGNM02</text:p>
          </table:table-cell>
          <table:table-cell office:value-type="string" office:string-value="Or bruni sur bol rouge">
            <text:p>Or bruni sur bol rouge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Or bruni sur bol rouge">
            <text:p>Or bruni sur bol rouge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2">
            <text:p>SEm1522BBeGNM02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2">
            <text:p>SEm1522BBeGNM02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Sur bol rouge, surpeints opaques">
            <text:p>Sur bol rouge, surpeints opaques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surpeints opaques">
            <text:p>Sur bol rouge, surpeints opaque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Sur bol rouge, surpeints opaques">
            <text:p>Sur bol rouge, surpeints opaques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surpeints opaques">
            <text:p>Sur bol rouge, surpeints opaque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Brocarts">
            <text:p>Brocarts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rocarts">
            <text:p>Brocart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A">
            <text:p>CH1516AnoDiBA01A</text:p>
          </table:table-cell>
          <table:table-cell office:value-type="string" office:string-value="Mixtion? ss couche rouge">
            <text:p>Mixtion? ss couche roug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s couche rouge">
            <text:p>Mixtion ss couche rouge</text:p>
          </table:table-cell>
          <table:table-cell office:value-type="float" office:value="1">
            <text:p>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B">
            <text:p>CH1516AnoDiBA01B</text:p>
          </table:table-cell>
          <table:table-cell office:value-type="string" office:string-value="Mixtion? ss couche rouge">
            <text:p>Mixtion? ss couche roug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s couche rouge">
            <text:p>Mixtion ss couche rouge</text:p>
          </table:table-cell>
          <table:table-cell office:value-type="float" office:value="1">
            <text:p>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B">
            <text:p>CH1516AnoDiBA01B</text:p>
          </table:table-cell>
          <table:table-cell office:value-type="string" office:string-value="Mixtion sur ss couche rouge + surpeint noir">
            <text:p>Mixtion sur ss couche rouge + surpeint noir</text:p>
          </table:table-cell>
          <table:table-cell office:value-type="string" office:string-value="Orbe">
            <text:p>Orbe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ur ss couche rouge + surpeint noir">
            <text:p>Mixtion sur ss couche rouge + surpeint noir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A">
            <text:p>CH1480MOeBDiBA02A</text:p>
          </table:table-cell>
          <table:table-cell office:value-type="string" office:string-value="Mixtion? sur ss couche blanchâtre">
            <text:p>Mixtion? sur ss couche blanchâtr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ur ss couche blanchâtre">
            <text:p>Mixtion sur ss couche blanchâtre</text:p>
          </table:table-cell>
          <table:table-cell office:value-type="float" office:value="1">
            <text:p>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B">
            <text:p>CH1480MOeBDiBA02B</text:p>
          </table:table-cell>
          <table:table-cell office:value-type="string" office:string-value="Mixtion? sur ss couche blanchâtre">
            <text:p>Mixtion? sur ss couche blanchâtr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ur ss couche blanchâtre">
            <text:p>Mixtion sur ss couche blanchâtre</text:p>
          </table:table-cell>
          <table:table-cell office:value-type="float" office:value="1">
            <text:p>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C">
            <text:p>CH1480MOeBDiBA02C</text:p>
          </table:table-cell>
          <table:table-cell office:value-type="string" office:string-value="Sur bol rouge">
            <text:p>Sur bol rouge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">
            <text:p>Sur bol rouge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C">
            <text:p>CH1480MOeBDiBA02C</text:p>
          </table:table-cell>
          <table:table-cell office:value-type="string" office:string-value="Sur bol rouge">
            <text:p>Sur bol roug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">
            <text:p>Sur bol rouge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D">
            <text:p>CH1480MOeBDiBA02D</text:p>
          </table:table-cell>
          <table:table-cell office:value-type="string" office:string-value="Sur bol rouge">
            <text:p>Sur bol rouge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">
            <text:p>Sur bol rouge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D">
            <text:p>CH1480MOeBDiBA02D</text:p>
          </table:table-cell>
          <table:table-cell office:value-type="string" office:string-value="Sur bol rouge">
            <text:p>Sur bol roug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">
            <text:p>Sur bol rouge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A">
            <text:p>CH1480MOeBDiBA03A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A">
            <text:p>CH1480MOeBDiBA03A</text:p>
          </table:table-cell>
          <table:table-cell office:value-type="string" office:string-value="Sur bol rouge, incisé">
            <text:p>Sur bol rouge, incisé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incisé">
            <text:p>Sur bol rouge, incis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A">
            <text:p>CH1480MOeBDiBA03A</text:p>
          </table:table-cell>
          <table:table-cell office:value-type="string" office:string-value="Sur bol rouge avec surpeint noir et gris">
            <text:p>Sur bol rouge avec surpeint noir et gris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 avec surpeint noir et gris">
            <text:p>Sur bol rouge avec surpeint noir et gri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Feuille sur mixtion">
            <text:p>Feuille sur 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Feuille sur mixtion">
            <text:p>Feuille sur mixtion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Sur bol rouge, incisé">
            <text:p>Sur bol rouge, incisé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incisé">
            <text:p>Sur bol rouge, incis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Sur bol rouge avec surpeint noir et gris">
            <text:p>Sur bol rouge avec surpeint noir et gris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 avec surpeint noir et gris">
            <text:p>Sur bol rouge avec surpeint noir et gri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DiBA01">
            <text:p>Fra1500AnoDiBA01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DiBA01">
            <text:p>Fra1500AnoDiBA01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DiBA01">
            <text:p>Fra1500AnoDiBA01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VFoDiBA">
            <text:p>Ita1480VFoDiBA</text:p>
          </table:table-cell>
          <table:table-cell office:value-type="string" office:string-value="Mixtion? avec glacis et surpeint noir">
            <text:p>Mixtion? avec glacis et surpeint noir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 avec glacis et surpeint noir">
            <text:p>Mixtion avec glacis et surpeint noir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VFoDiBA">
            <text:p>Ita1480VFoDiBA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VFoDiBA">
            <text:p>Ita1480VFoDiBA</text:p>
          </table:table-cell>
          <table:table-cell office:value-type="string" office:string-value="Mixtion? avec glacis et surpeint noir">
            <text:p>Mixtion? avec glacis et surpeint noir</text:p>
          </table:table-cell>
          <table:table-cell office:value-type="string" office:string-value="Être vivant">
            <text:p>Être vivant</text:p>
          </table:table-cell>
          <table:table-cell office:value-type="string" office:string-value="Animal">
            <text:p>Anim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 avec glacis et surpeint noir">
            <text:p>Mixtion avec glacis et surpeint noir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ramRijks01">
            <text:p>Ita1500BramRijks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Rijks01">
            <text:p>Ita1510LM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Rijks01">
            <text:p>Ita1510LM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LCoRijks01">
            <text:p>Ita1490LCo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LCoRijks01">
            <text:p>Ita1490LCo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0ZagaRijks01">
            <text:p>Ita1470Zag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aroRijks01">
            <text:p>Ita1515Garo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FerrRijks01">
            <text:p>Ita1525GFerr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FerrRijks01">
            <text:p>Ita1525GFerr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75AnoRijks01">
            <text:p>Esp1475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Rijks01">
            <text:p>SEm1490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7AnoRijks01">
            <text:p>PBa1557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MPerrRijks01">
            <text:p>PBa1500MPerr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aroRijks01">
            <text:p>Ita1535Garo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MLUrsRijks01">
            <text:p>SEm1480MLUrs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CimaRijks01">
            <text:p>Ita1512Cim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CimaRijks01">
            <text:p>Ita1512Cim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1">
            <text:p>SEm1500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5GleisRijks">
            <text:p>SEm1475Gleis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2">
            <text:p>SEm1500AnoRijks02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2">
            <text:p>SEm1500AnoRijks02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MAlleRijks01">
            <text:p>Ita1480MAlle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1VCriRijks01">
            <text:p>Ita1481VCri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BRijks01">
            <text:p>Ita1500AmB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MacrRijks01">
            <text:p>Ita1490Macr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PordRijks01">
            <text:p>Ita1525Pord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MFogoRijks01">
            <text:p>Ita1510MFog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09AnoRijks01">
            <text:p>PU1609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27vBorcRijks">
            <text:p>PU1627vBorc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FF2Rijks">
            <text:p>PBE1610FF2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6FF2Rijks">
            <text:p>PBE1616FF2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600BosRijks">
            <text:p>PBa1600Bos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8FraBSMarc">
            <text:p>Ita1498FraBSMarc</text:p>
          </table:table-cell>
          <table:table-cell office:value-type="string" office:string-value="Coquille (?)">
            <text:p>Coquille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SMarc">
            <text:p>Ita1500AnoSMarc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SMarc">
            <text:p>Ita1500AnoSMarc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Sculpture">
            <text:p>Sculp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2LeoVOff">
            <text:p>Ita1472LeoV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2LeoVOff">
            <text:p>Ita1472LeoV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2LeoVOff">
            <text:p>Ita1472LeoV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8FnoLiOff">
            <text:p>Ita1478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8FnoLiOff">
            <text:p>Ita1478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FnoLiOff">
            <text:p>Ita1493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FnoLiOff">
            <text:p>Ita1496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FnoLiOff">
            <text:p>Ita1496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Sculpture">
            <text:p>Sculp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">
            <text:p>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">
            <text:p>Coquille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">
            <text:p>Coquille</text:p>
          </table:table-cell>
          <table:table-cell office:value-type="string" office:string-value="Être humain">
            <text:p>Être humain</text:p>
          </table:table-cell>
          <table:table-cell office:value-type="string" office:string-value="Anatomie">
            <text:p>Anatom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Coquille ?">
            <text:p>Coquille ?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8SBottOff">
            <text:p>Ita1488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8SBottOff">
            <text:p>Ita1488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8SBottOff">
            <text:p>Ita1488SBott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PredisOff">
            <text:p>Ita1490Predis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PerOff">
            <text:p>Ita1493Per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PerOff">
            <text:p>Ita1493Per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PalmOff">
            <text:p>Ita1500Palm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emOff">
            <text:p>Ita1500Mem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emOff">
            <text:p>Ita1500Mem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dCOff">
            <text:p>Ita1495Ld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dCOff">
            <text:p>Ita1495Ld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LdCOff1">
            <text:p>Ita1505LdCOff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FMainOff">
            <text:p>Ita1505FMain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ignoOff">
            <text:p>Ita1485Signo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ignoOff">
            <text:p>Ita1485Signo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SignoOff1">
            <text:p>Ita1510Signo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SignoOff1">
            <text:p>Ita1510Signo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Off">
            <text:p>Ita1510Ano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Off">
            <text:p>Ita1510Ano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Off01">
            <text:p>Ita1503RaphOff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RaphOff">
            <text:p>Ita1518Raph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rescOff">
            <text:p>Ita1510Bres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rescOff">
            <text:p>Ita1510Bres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rescOff">
            <text:p>Ita1510Bres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dSOff">
            <text:p>Ita1510AdS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Off">
            <text:p>Ita1515AdS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IndacOff">
            <text:p>Ita1513IndacOff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ranOff">
            <text:p>Ita1515GranOff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ranOff">
            <text:p>Ita1515Gran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anOff">
            <text:p>Ita1517Gran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anOff">
            <text:p>Ita1517GranOff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Coquille">
            <text:p>Coq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Coquille">
            <text:p>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BacchOff">
            <text:p>Ita1517Bacch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uliOff">
            <text:p>Ita1515PuliOff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uliOff">
            <text:p>Ita1515PuliOff</text:p>
          </table:table-cell>
          <table:table-cell office:value-type="string" office:string-value="Coquille">
            <text:p>Coquille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uliOff">
            <text:p>Ita1515Pu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eonbrOff">
            <text:p>Ita1522Leonbr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PiombOff">
            <text:p>Ita1512PiombOff</text:p>
          </table:table-cell>
          <table:table-cell office:value-type="string" office:string-value="Coquille">
            <text:p>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PiombOff">
            <text:p>Ita1512PiombOff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PiombOff">
            <text:p>Ita1512PiombOff</text:p>
          </table:table-cell>
          <table:table-cell office:value-type="string" office:string-value="Coquille">
            <text:p>Coquille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4MAlbChaBA">
            <text:p>Ita1474MAlbChaBA</text:p>
          </table:table-cell>
          <table:table-cell office:value-type="string" office:string-value="">
            <text:p/>
          </table:table-cell>
          <table:table-cell office:value-type="string" office:string-value="Tissu">
            <text:p>Tissu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4MAlbChaBA">
            <text:p>Ita1474MAlbChaBA</text:p>
          </table:table-cell>
          <table:table-cell office:value-type="string" office:string-value="">
            <text:p/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4MAlbChaBA">
            <text:p>Ita1474MAlbChaBA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9GBelCollP">
            <text:p>Ita1459GBelCollP</text:p>
          </table:table-cell>
          <table:table-cell office:value-type="string" office:string-value="">
            <text:p/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9GBelCollP">
            <text:p>Ita1459GBelCollP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GCozLMdPP">
            <text:p>Ita1450GCozLMdPP</text:p>
          </table:table-cell>
          <table:table-cell office:value-type="string" office:string-value="">
            <text:p/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16CDoMarBA">
            <text:p>Ita1616CDoMarBA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 (?)">
            <text:p>Nimb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">
            <text:p/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 (?)">
            <text:p>Attribut d'un saint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50MdRedPra03">
            <text:p>PBa1450MdRedPr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50MdRedPra03">
            <text:p>PBa1450MdRedPr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45NFrancPra">
            <text:p>Esp1445NFrancPra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45NFrancPra">
            <text:p>Esp1445NFrancPra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oGFPenPra">
            <text:p>Ita1517GRoGFPenPr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oGFPenPra">
            <text:p>Ita1517GRoGFPenPr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BeerEco">
            <text:p>PBa1520JBeer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dOgEco">
            <text:p>Ita1506MdOgEco</text:p>
          </table:table-cell>
          <table:table-cell office:value-type="string" office:string-value="Poudre d'or sur mixtion ?">
            <text:p>Poudre d'or sur mixtion ?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oudre d'or sur mixtion">
            <text:p>Poudre d'or sur 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3">
            <text:p>Ita1480An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3">
            <text:p>Ita1480An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3">
            <text:p>Ita1480An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BottEco">
            <text:p>Ita1505SBottEco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BottEco">
            <text:p>Ita1505SBott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?">
            <text:p>Or coquille ?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?">
            <text:p>Or coquille ?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(?) ; mixtion (?)">
            <text:p>Or coquille (?) ; 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(?) ; mixtion (?)">
            <text:p>Or coquille (?) ; 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?">
            <text:p>Or coquille ?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2">
            <text:p>Fra150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2">
            <text:p>Fra150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Eco">
            <text:p>Esp1500AnoEco</text:p>
          </table:table-cell>
          <table:table-cell office:value-type="string" office:string-value="Feuille d'or sur bol d'argile rouge">
            <text:p>Feuille d'or sur bol d'argile roug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Feuille d'or sur bol d'argile rouge">
            <text:p>Feuille d'or sur bol d'argile rouge</text:p>
          </table:table-cell>
          <table:table-cell office:value-type="float" office:value="0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00AnoEco">
            <text:p>Fra1600AnoEco</text:p>
          </table:table-cell>
          <table:table-cell office:value-type="string" office:string-value="Mixtion ?">
            <text:p>Mixtion ?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68GallDiBA">
            <text:p>Esp1468GallDiBA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GallCollP">
            <text:p>Esp1500GallCollP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 textile">
            <text:p>Décor textile</text:p>
          </table:table-cell>
          <table:table-cell office:value-type="string" office:string-value="Tenture">
            <text:p>Tentur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GallCollP">
            <text:p>Esp1500GallCollP</text:p>
          </table:table-cell>
          <table:table-cell office:value-type="string" office:string-value="Sur bol (?)">
            <text:p>Sur 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86SedaCollP">
            <text:p>Esp1486SedaCollP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 textile">
            <text:p>Décor textile</text:p>
          </table:table-cell>
          <table:table-cell office:value-type="string" office:string-value="Tenture">
            <text:p>Tentur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86SedaCollP">
            <text:p>Esp1486SedaCollP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8JBorgoDallas">
            <text:p>Esp1508JBorgoDallas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 textile">
            <text:p>Décor textile</text:p>
          </table:table-cell>
          <table:table-cell office:value-type="string" office:string-value="Tenture">
            <text:p>Tentur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8JBorgoDallas">
            <text:p>Esp1508JBorgoDallas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8JBorgoDallas">
            <text:p>Esp1508JBorgoDallas</text:p>
          </table:table-cell>
          <table:table-cell office:value-type="string" office:string-value="Sur bol (?)">
            <text:p>Sur 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ASA01">
            <text:p>Por1500AnoMAS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ortugal (?)">
            <text:p>Portugal (?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or1500AnoMASA02">
            <text:p>Por1500AnoMASA02</text:p>
          </table:table-cell>
          <table:table-cell office:value-type="string" office:string-value="Sur bol (?)">
            <text:p>Sur bol (?)</text:p>
          </table:table-cell>
          <table:table-cell office:value-type="string" office:string-value="Phylactère">
            <text:p>Phylact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ASA02">
            <text:p>Por1500AnoMASA02</text:p>
          </table:table-cell>
          <table:table-cell office:value-type="string" office:string-value="Sur bol (?)">
            <text:p>Sur bol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5AnoFCG">
            <text:p>PBa1485AnoFCG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VGilEFMdC">
            <text:p>Por1500VGil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FCarloEFMdC">
            <text:p>Por1530FCarlo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1">
            <text:p>Por1508FHenr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1">
            <text:p>Por1508FHenr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1">
            <text:p>Por1508FHenr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EFMdC">
            <text:p>Por1520FCarlo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2">
            <text:p>Por1508FHenr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2">
            <text:p>Por1508FHenr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3">
            <text:p>Por1508FHenrEFMdC03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0AnoEFMdC">
            <text:p>Ita1550Ano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YsenEFMdC">
            <text:p>PBa1525AYsenEFMdC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YsenEFMdC">
            <text:p>PBa1525AYsenEFMdC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MREEFMdC">
            <text:p>PBa1500MREEFMdC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EFMdC_01">
            <text:p>Por1550AnoEFMdC_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2DConEFMdC">
            <text:p>Por1552DCon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DConEFMdC_01">
            <text:p>Por1550DConEFMdC_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DConEFMdC">
            <text:p>Por1540DCon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ontDiBA">
            <text:p>Ita1515Pont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DConEFMdC_02">
            <text:p>Por1550DConEFMdC_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6DConEFMdC">
            <text:p>Por1546DCon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EFMdC_02">
            <text:p>Por1550AnoEFMdC_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4GLopEFMdC01">
            <text:p>Por1544GLop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4GLopEFMdC02">
            <text:p>Por1544GLop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5AnoEFMdC">
            <text:p>Por1525Ano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EFMdC01">
            <text:p>Por1530Ano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EFMdC02">
            <text:p>Por1530Ano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15PNunEFMdC01">
            <text:p>Por1615PNun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15PNunEFMdC02">
            <text:p>Por1615PNun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GLopMMIPO">
            <text:p>Por1530GLop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0DTeixAdCosMMIPO">
            <text:p>Por1590DTeixAdCos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CdCoMMIPO">
            <text:p>PBa1515CdCo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CdCoMMIPO">
            <text:p>PBa1515CdCo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1">
            <text:p>Por1591DTeixMMIP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2">
            <text:p>Por1591DTeixMMIP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3">
            <text:p>Por1591DTeixMMIP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47JAyaMNSR">
            <text:p>Por1647JAyaMNSR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SR">
            <text:p>Por1520FCarloMNSR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WMuelMNSR">
            <text:p>PBa1500WMuelMNSR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1">
            <text:p>Por1511VFernaMNSR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1">
            <text:p>Por1511VFernaMNSR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2">
            <text:p>Por1511VFernaMNSR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2">
            <text:p>Por1511VFernaMNSR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1">
            <text:p>Por1500AnoMNSR01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Japon">
            <text:p>Japon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Japon">
            <text:p>Jap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1">
            <text:p>Por1500AnoMNSR01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Japon">
            <text:p>Japon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Japon">
            <text:p>Jap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AnoMNSR">
            <text:p>PBE1600AnoMNSR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AnoMNSR">
            <text:p>PBE1600AnoMNSR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2">
            <text:p>Por1500AnoMNSR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1">
            <text:p>Por1508FHenr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2">
            <text:p>Por1508FHenr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3">
            <text:p>Por1508FHenr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4">
            <text:p>Por1508FHenr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5">
            <text:p>Por1508FHenr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5">
            <text:p>Por1508FHenr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1">
            <text:p>Por1515JAf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1">
            <text:p>Por1515JAf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1">
            <text:p>Por1515JAf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2">
            <text:p>Por1515JAf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3">
            <text:p>Por1515JAf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4">
            <text:p>Por1515JAfo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5">
            <text:p>Por1515JAf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6">
            <text:p>Por1515JAfoMNA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7">
            <text:p>Por1515JAfo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6">
            <text:p>Por1508FHenrMNA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6">
            <text:p>Por1508FHenrMNA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1">
            <text:p>Por152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1">
            <text:p>Por152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MdLouMNAA">
            <text:p>Por1515MdLou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1">
            <text:p>Por1523GLop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1">
            <text:p>Por1523GLop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2">
            <text:p>Por1523GLop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2">
            <text:p>Por1523GLop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 (?)">
            <text:p>Lumière (?)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3">
            <text:p>Por1523GLop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4">
            <text:p>Por1523GLop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5">
            <text:p>Por1523GLop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6">
            <text:p>Por1523GLopMNA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7">
            <text:p>Por1523GLop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7">
            <text:p>Por1523GLop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8">
            <text:p>Por1523GLop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9">
            <text:p>Por1523GLopMNAA09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9">
            <text:p>Por1523GLopMNAA09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9FCarloMNAA">
            <text:p>Por1529FCarl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1">
            <text:p>Por1520FCarl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2">
            <text:p>Por1520FCarl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3">
            <text:p>Por1520FCarl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4">
            <text:p>Por1520FCarlo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5VFernaMNAA">
            <text:p>Por1525VFern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VGilMNAA">
            <text:p>Por1520VGil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VGilMNAA">
            <text:p>Por1520VGil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VGilMNAA">
            <text:p>Por1520VGil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1FigueMNAA">
            <text:p>Por1521Figue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1">
            <text:p>PBa15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2">
            <text:p>PB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3">
            <text:p>PBa1500An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1">
            <text:p>Ita15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1">
            <text:p>Ita15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CsSMNAA">
            <text:p>Ita1510CsS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CsSMNAA">
            <text:p>Ita1510CsS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LMaMNAA">
            <text:p>Ita151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MNAA">
            <text:p>PBa1510QMet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MNAA">
            <text:p>PBa1510QMet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MNAA01">
            <text:p>PBa152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AnoMNAA01">
            <text:p>PBa155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2AlloMNAA">
            <text:p>Ita1602All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MGrossPraCSA">
            <text:p>SEm1490MGross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Sur bol">
            <text:p>Sur 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ur bol">
            <text:p>Sur 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Sur bol">
            <text:p>Sur bol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ur bol">
            <text:p>Sur 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 textile">
            <text:p>Décor textile</text:p>
          </table:table-cell>
          <table:table-cell office:value-type="string" office:string-value="Tenture">
            <text:p>Tentur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2DTeixMMIPO">
            <text:p>Por1592DTeix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AnoMMIPO">
            <text:p>Por1608AnoMMIP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ortugal">
            <text:p>Portugal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AnoMMIPO">
            <text:p>Por1608AnoMMIP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AnoMMIPO">
            <text:p>Por1608Ano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1">
            <text:p>SEm1500MLAPraCSA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1">
            <text:p>SEm1500MLAPraCSA01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CSA">
            <text:p>SEm1520LCaPraCSA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Bol (?)">
            <text:p>Bol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Instrument">
            <text:p>Instrumen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2">
            <text:p>SEm1500MLAPraCSA02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2">
            <text:p>SEm1500MLAPraCS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1">
            <text:p>SEm1515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1">
            <text:p>SEm1515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2">
            <text:p>SEm1515MLAPraCS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2">
            <text:p>SEm1515MLAPraCS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AAlPraCSA">
            <text:p>SEm1525AA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AAlPraCSA">
            <text:p>SEm1525AA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LCaPraCSA">
            <text:p>SEm1512LCa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LCaPraCSA">
            <text:p>SEm1512LCa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1">
            <text:p>SEm1510AnoPraCSA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1">
            <text:p>SEm1510AnoPraCSA01</text:p>
          </table:table-cell>
          <table:table-cell office:value-type="string" office:string-value="Bol">
            <text:p>Bol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75AnoMNAA01">
            <text:p>PBa1475AnoMNAA01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4">
            <text:p>PBa1500Ano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">
            <text:p>Ornement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75AnoMNAA02">
            <text:p>PBa1475AnoMNAA02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5">
            <text:p>PBa1500An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">
            <text:p>Ornement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5">
            <text:p>PBa1500An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6">
            <text:p>PBa1500AnoMNAA06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7">
            <text:p>PBa1500AnoMNAA07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0AnoMNAA">
            <text:p>Esp1490AnoMNAA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0AnoMNAA">
            <text:p>Esp149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0AnoMNAA">
            <text:p>Esp1490AnoMNAA</text:p>
          </table:table-cell>
          <table:table-cell office:value-type="string" office:string-value="Bol (?)">
            <text:p>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5AnoMNAA">
            <text:p>Esp1495AnoMNAA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5AnoMNAA">
            <text:p>Esp1495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1">
            <text:p>Esp1500AnoMNAA01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2">
            <text:p>Esp1500AnoMNAA02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3">
            <text:p>Esp1500AnoMNAA03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4">
            <text:p>Esp1500AnoMNAA04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1">
            <text:p>PBa1509QMet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2">
            <text:p>PBa1509QMet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3">
            <text:p>PBa1509QMet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MNAA">
            <text:p>PBa152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PraCh">
            <text:p>Ita1500Ano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PraCh">
            <text:p>Ita1500Ano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VeroPraCh">
            <text:p>Ita1575Vero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HHJPraCh">
            <text:p>Ang1540HHJ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MOstenPraCh">
            <text:p>SEm1520MOsten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Mandorle">
            <text:p>Mandorl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MOstenPraCh">
            <text:p>SEm1520MOsten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MOstenPraCh">
            <text:p>SEm1520MOsten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1">
            <text:p>Por1470GonNu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1">
            <text:p>Por1470GonNu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2">
            <text:p>Por1470GonNu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7VazMNAA">
            <text:p>Por1537Vaz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igueMNAA01">
            <text:p>Por1520Figue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1">
            <text:p>Por15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1">
            <text:p>Por154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8">
            <text:p>Por1515JAfo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8">
            <text:p>Por1515JAfo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MNAA01">
            <text:p>Por155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MNAA02">
            <text:p>Por155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1">
            <text:p>Ita1520GranASH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1">
            <text:p>Ita1520GranASH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2">
            <text:p>Ita1520GranASH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2">
            <text:p>Ita1520GranASH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ASH">
            <text:p>SEm149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ASH">
            <text:p>SEm149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ASH">
            <text:p>PBa152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ASH">
            <text:p>PBa152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autre">
            <text:p>Attribut autr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ASH">
            <text:p>PBa152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ASH">
            <text:p>PBa150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5VenuASH">
            <text:p>Ita1555VenuASH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4HSchASH">
            <text:p>SEm1514HSch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6RGarbCCO">
            <text:p>Ita1466RGarb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6RGarbCCO">
            <text:p>Ita1466RGarb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6RGarbCCO">
            <text:p>Ita1466RGarb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MaCCO">
            <text:p>Ita1480LMa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MaCCO">
            <text:p>Ita1480LMa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MaCCO">
            <text:p>Ita1480LMa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1">
            <text:p>Por1519AnoMNA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1">
            <text:p>Por1519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9Md1MNAA">
            <text:p>Por1549Md1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2">
            <text:p>Por152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2">
            <text:p>Por152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2">
            <text:p>Por1519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5GLopMNAA">
            <text:p>Por1535GLop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5GLopMNAA">
            <text:p>Por1535GLop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2">
            <text:p>Por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MNAA01">
            <text:p>Por153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MNAA01">
            <text:p>Por153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2">
            <text:p>Por154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7">
            <text:p>Por1508FHenr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ura">
            <text:p>Aura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7">
            <text:p>Por1508FHenr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DLPMNAA">
            <text:p>Por1608DLP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1">
            <text:p>Por16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AnoMNAA02">
            <text:p>PBa155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8">
            <text:p>PBa1500Ano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8">
            <text:p>PBa1500Ano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9">
            <text:p>PBa1500AnoMNAA09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600AnoMNAA">
            <text:p>Esp160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600AnoMNAA">
            <text:p>Esp160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3">
            <text:p>Por1500An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FdHMNAA">
            <text:p>Por1550FdH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FdHMNAA">
            <text:p>Por1550FdH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3">
            <text:p>Por1540AnoMNAA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4">
            <text:p>Por1540AnoMNAA04</text:p>
          </table:table-cell>
          <table:table-cell office:value-type="string" office:string-value="Sur bol (?)">
            <text:p>Sur 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5">
            <text:p>Esp1500An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FigueMNAA">
            <text:p>Por1500Figue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3">
            <text:p>Por1520An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PaivMNAA">
            <text:p>Por1600Paiv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PaivMNAA">
            <text:p>Por1600Paiv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700AnoMNAA01">
            <text:p>Ita1700AnoMNA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700AnoMNAA01">
            <text:p>Ita17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700AnoMNAA01">
            <text:p>Ita17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1">
            <text:p>Por1500MdSMNA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2">
            <text:p>Por1500MdSMNAA02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3">
            <text:p>Por1500MdSMNAA03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4">
            <text:p>Por1500MdSMNAA04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5">
            <text:p>Por1500MdSMNAA05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6">
            <text:p>Por1500MdSMNAA06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Phylactère">
            <text:p>Phylact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3">
            <text:p>Por1600An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48JvKMNAA">
            <text:p>PBE1648JvK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5AnoMNAA">
            <text:p>PBa1505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4">
            <text:p>Por1600Ano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AnoMNAA">
            <text:p>Ita1600AnoMNAA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 (?)">
            <text:p>Fond d'or (?)</text:p>
          </table:table-cell>
          <table:table-cell office:value-type="string" office:string-value="">
            <text:p/>
          </table:table-cell>
          <table:table-cell office:value-type="string" office:string-value="Péninsule italienne (?)">
            <text:p>Péninsule italienne (?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600AnoMNAA">
            <text:p>Ita1600AnoMNAA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 (?)">
            <text:p>Péninsule italienne (?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6">
            <text:p>Esp1500AnoMNAA06</text:p>
          </table:table-cell>
          <table:table-cell office:value-type="string" office:string-value="Sur bol (?)">
            <text:p>Sur 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6">
            <text:p>Esp1500AnoMNAA06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75MBOMNAA">
            <text:p>Por1575MB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75MBOMNAA">
            <text:p>Por1575MB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7GFernaMNAA01">
            <text:p>Por1537GFerna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5">
            <text:p>Por1600An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600AnoMNAA">
            <text:p>As1600AnoMNAA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600AnoMNAA">
            <text:p>As160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600AnoMNAA">
            <text:p>As160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60CesuWall">
            <text:p>Ita1560CesuWall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5BettesTB">
            <text:p>Ang1545BettesTB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90AnoTB">
            <text:p>Ang1590AnoTB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90AnoTB">
            <text:p>Ang1590AnoTB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DiBA">
            <text:p>Ita1500AnoDiBA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DiBA">
            <text:p>Ita1500AnoDiBA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1">
            <text:p>SEm1478MRoCoDiBA01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1">
            <text:p>SEm1478MRoCoDiBA01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2">
            <text:p>SEm1478MRoCoDiBA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2">
            <text:p>SEm1478MRoCoDiBA02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nan">
            <text:p>na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AnoHoly">
            <text:p>Ang154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AnoHoly">
            <text:p>Ang154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AnoHoly">
            <text:p>Ang154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610AnoHoly">
            <text:p>Ang161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610AnoHoly">
            <text:p>Ang161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Ch">
            <text:p>SEm1520LCaPraCh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2">
            <text:p>SEm1510AnoPraCSA02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2">
            <text:p>SEm1510AnoPraCSA02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2">
            <text:p>SEm1510AnoPraCSA02</text:p>
          </table:table-cell>
          <table:table-cell office:value-type="string" office:string-value="Bol">
            <text:p>Bol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3">
            <text:p>SEm1510AnoPraCSA03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3">
            <text:p>SEm1510AnoPraCSA03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2">
            <text:p>SEm1510MLAPraCSA02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2">
            <text:p>SEm1510MLAPraCSA02</text:p>
          </table:table-cell>
          <table:table-cell office:value-type="string" office:string-value="Bol">
            <text:p>Bol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2">
            <text:p>SEm1510MLAPraCSA02</text:p>
          </table:table-cell>
          <table:table-cell office:value-type="string" office:string-value="Bol">
            <text:p>Bol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3">
            <text:p>SEm1510MLAPraCSA03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3">
            <text:p>SEm1510MLAPraCSA03</text:p>
          </table:table-cell>
          <table:table-cell office:value-type="string" office:string-value="Bol">
            <text:p>Bol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3">
            <text:p>SEm1510MLAPraCSA03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80MCoxPraPS">
            <text:p>PBa1580MCox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CaroPraPS">
            <text:p>Ita1501Caro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PS01">
            <text:p>SEm1520LCaPraPS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MIWPraPS">
            <text:p>SEm1525MIW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MIWPraPS">
            <text:p>SEm1525MIW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MIWPraPS">
            <text:p>SEm1525MIW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Mandorle">
            <text:p>Mandorl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BStriPraPS">
            <text:p>SEm1515BStri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">
            <text:p>PBa1482Enge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9HHAPraPS01">
            <text:p>SEm1509HHAPraPS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9HHAPraPS02">
            <text:p>SEm1509HHAPraPS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VenPraPS">
            <text:p>Ita1502PVen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VenPraPS">
            <text:p>Ita1502PVen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VenPraPS">
            <text:p>Ita1502PVen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1">
            <text:p>Ita1495LBrea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1">
            <text:p>Ita1495LBrea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2">
            <text:p>Ita1495LBreaPraPSt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DFerrPraPSt">
            <text:p>Ita1510DFerrPraPSt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DFerrPraPSt">
            <text:p>Ita1510DFerrPraPSt</text:p>
          </table:table-cell>
          <table:table-cell office:value-type="string" office:string-value="Bol">
            <text:p>Bol</text:p>
          </table:table-cell>
          <table:table-cell office:value-type="string" office:string-value="Mandorle">
            <text:p>Mandorl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DFerrPraPSt">
            <text:p>Ita1510DFerr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t">
            <text:p>PBa1482Enge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t">
            <text:p>PBa1482Enge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noPraPSt">
            <text:p>PBa1525AnoPraPSt</text:p>
          </table:table-cell>
          <table:table-cell office:value-type="string" office:string-value="Mixtion">
            <text:p>Mixtion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AnoPraPSt">
            <text:p>PBa1510Ano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AnoPraPSt">
            <text:p>PBa1510AnoPraPSt</text:p>
          </table:table-cell>
          <table:table-cell office:value-type="string" office:string-value="Mixtion">
            <text:p>Mixtion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93MFrPraPSt">
            <text:p>PBa1493MFr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HBGPraPSt">
            <text:p>SEm1516HBG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HBGPraPSt">
            <text:p>SEm1516HBG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HBGPraPSt">
            <text:p>SEm1516HBG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Coiffe">
            <text:p>Coiff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